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0pt" style:font-size-asian="10pt" style:font-name-complex="Arial1" style:font-size-complex="10pt"/>
    </style:style>
    <style:style style:name="P6" style:family="paragraph" style:parent-style-name="Standard">
      <style:paragraph-properties fo:text-align="justify" style:justify-single-word="false"/>
      <style:text-properties officeooo:paragraph-rsid="00111bf4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Lucida Console" fo:font-size="9pt" style:font-size-asian="9pt" style:font-name-complex="Lucida Console1" style:font-size-complex="9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0a342b" style:font-size-asian="12pt" style:font-name-complex="Arial1" style:font-size-complex="12pt"/>
    </style:style>
    <style:style style:name="T3" style:family="text">
      <style:text-properties style:font-name="Arial" fo:font-size="12pt" officeooo:rsid="0010e477" style:font-size-asian="12pt" style:font-name-complex="Arial1" style:font-size-complex="12pt"/>
    </style:style>
    <style:style style:name="T4" style:family="text">
      <style:text-properties style:font-name="Arial" fo:font-size="12pt" officeooo:rsid="00111bf4" style:font-size-asian="12pt" style:font-name-complex="Arial1" style:font-size-complex="12pt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officeooo:rsid="000a7052"/>
    </style:style>
    <style:style style:name="T7" style:family="text">
      <style:text-properties officeooo:rsid="000d3e25"/>
    </style:style>
    <style:style style:name="T8" style:family="text">
      <style:text-properties officeooo:rsid="001030a2"/>
    </style:style>
    <style:style style:name="T9" style:family="text">
      <style:text-properties style:font-name="Courier New"/>
    </style:style>
    <style:style style:name="T10" style:family="text">
      <style:text-properties style:font-name="Courier New" fo:font-size="10pt" style:font-size-asian="10pt" style:font-size-complex="10pt"/>
    </style:style>
    <style:style style:name="T11" style:family="text">
      <style:text-properties officeooo:rsid="001249cd"/>
    </style:style>
    <style:style style:name="T12" style:family="text">
      <style:text-properties officeooo:rsid="001721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alling Windows tools for pdf2pdfocr</text:p>
      <text:p text:style-name="P2"/>
      <text:p text:style-name="P1"><text:span text:style-name="T1">Install Cygwin - </text:span><text:a xlink:type="simple" xlink:href="https://cygwin.com/install.html" text:style-name="Internet_20_link" text:visited-style-name="Visited_20_Internet_20_Link"><text:span text:style-name="T1">https://cygwin.com/install.html</text:span></text:a><text:span text:style-name="T1"> - download setup.</text:span><text:span text:style-name="T2">exe and run it as usual.</text:span></text:p>
      <text:p text:style-name="P3">Options: Install from Internet / Install for all users / <text:span text:style-name="T5">Install wget package</text:span></text:p>
      <text:p text:style-name="P2">All other options can be default, including other packages, as we will install the other required software later.</text:p>
      <text:p text:style-name="P2"/>
      <text:p text:style-name="P2">Run Cygwin Terminal from desktop icon.</text:p>
      <text:p text:style-name="P2"/>
      <text:p text:style-name="P2">Install “apt-cyg” tool to easily install software packages in<text:span text:style-name="T6">side</text:span> Cygwin.</text:p>
      <text:p text:style-name="P1"><text:a xlink:type="simple" xlink:href="https://github.com/transcode-open/apt-cyg" text:style-name="Internet_20_link" text:visited-style-name="Visited_20_Internet_20_Link"><text:span text:style-name="T1">https://github.com/transcode-open/apt-cyg</text:span></text:a></text:p>
      <text:p text:style-name="P2">Inside Cygwin terminal run the following commands</text:p>
      <text:p text:style-name="P5">lynx -source rawgit.com/transcode-open/apt-cyg/master/apt-cyg &gt; apt-cyg</text:p>
      <text:p text:style-name="P5">install apt-cyg /bin</text:p>
      <text:p text:style-name="P5">apt-cyg update</text:p>
      <text:p text:style-name="P2"/>
      <text:p text:style-name="P2">If you are getting errors from lynx, just download <text:span text:style-name="T7">apt-cyg </text:span>script from your favorite browser.</text:p>
      <text:p text:style-name="P2"/>
      <text:p text:style-name="P2">Install all software below <text:span text:style-name="T7">in Cygwin </text:span>with apt-cyg</text:p>
      <text:p text:style-name="P5">apt-cyg install ImageMagick</text:p>
      <text:p text:style-name="P5">apt-cyg install tesseract-ocr</text:p>
      <text:p text:style-name="P5">apt-cyg install tesseract-ocr-por</text:p>
      <text:p text:style-name="P5">apt-cyg install tesseract-ocr-eng</text:p>
      <text:p text:style-name="P5">apt-cyg install ghostscript</text:p>
      <text:p text:style-name="P5">apt-cyg install ncurses</text:p>
      <text:p text:style-name="P5">apt-cyg install poppler</text:p>
      <text:p text:style-name="P5"><text:soft-page-break/>apt-cyg install pdftk <text:s text:c="2"/>#32 bit only</text:p>
      <text:p text:style-name="P5">apt-cyg install make</text:p>
      <text:p text:style-name="P5">apt-cyg install perl</text:p>
      <text:p text:style-name="P5">apt-cyg install python3</text:p>
      <text:p text:style-name="P5">apt-cyg install python3-imaging<text:bookmark text:name="_GoBack"/></text:p>
      <text:p text:style-name="P5">apt-cyg install gcc-core</text:p>
      <text:p text:style-name="P5">apt-cyg install bzip2</text:p>
      <text:p text:style-name="P2"/>
      <text:p text:style-name="P6"><text:span text:style-name="T1">Install Gnu </text:span><text:span text:style-name="T3">P</text:span><text:span text:style-name="T1">arallel from sources.</text:span></text:p>
      <text:p text:style-name="P6"><text:span text:style-name="T1">Download latest </text:span><text:span text:style-name="T4">sources from </text:span><text:a xlink:type="simple" xlink:href="ftp://ftp.gnu.org/gnu/parallel/" text:style-name="Internet_20_link" text:visited-style-name="Visited_20_Internet_20_Link"><text:span text:style-name="T1">ftp://ftp.gnu.org/gnu/parallel/</text:span></text:a><text:span text:style-name="T1">. </text:span></text:p>
      <text:p text:style-name="P6"><text:span text:style-name="T4">T</text:span><text:span text:style-name="T1">ested with </text:span><text:a xlink:type="simple" xlink:href="ftp://ftp.gnu.org/gnu/parallel/parallel-20151122.tar.bz2" text:style-name="Internet_20_link" text:visited-style-name="Visited_20_Internet_20_Link"><text:span text:style-name="T1">ftp://ftp.gnu.org/gnu/parallel/parallel-20151122.tar.bz2</text:span></text:a></text:p>
      <text:p text:style-name="P2"><text:span text:style-name="T8">Decompress the archive and </text:span>Run these commands:</text:p>
      <text:p text:style-name="P5">./configure</text:p>
      <text:p text:style-name="P5">make</text:p>
      <text:p text:style-name="P5">make install</text:p>
      <text:p text:style-name="P2"><text:span text:style-name="T12">After the installation, please r</text:span>un '<text:span text:style-name="T10">parallel --bibtex</text:span>' inside <text:span text:style-name="T12">Cygwin </text:span>terminal and follow the instructions. Please, read carefully<text:span text:style-name="T11"> </text:span>all the disclaimer.</text:p>
      <text:p text:style-name="P2"/>
      <text:p text:style-name="P2">Complete python3 installation with a required lib.</text:p>
      <text:p text:style-name="P2">Run:</text:p>
      <text:p text:style-name="P5">python3 -m ensurepip</text:p>
      <text:p text:style-name="P5">pip3 install --upgrade pip</text:p>
      <text:p text:style-name="P5">pip3 install reportlab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Console1" svg:font-family="'Lucida Consol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</meta:initial-creator>
    <dc:creator>Leonardo Figueiredo Cardoso</dc:creator>
    <meta:editing-cycles>27</meta:editing-cycles>
    <meta:creation-date>2015-12-20T00:04:00</meta:creation-date>
    <dc:date>2015-12-19T23:20:12.987199000</dc:date>
    <meta:editing-duration>PT55M39S</meta:editing-duration>
    <meta:generator>LibreOffice/5.0.2.2$MacOSX_X86_64 LibreOffice_project/37b43f919e4de5eeaca9b9755ed688758a8251fe</meta:generator>
    <meta:document-statistic meta:table-count="0" meta:image-count="0" meta:object-count="0" meta:page-count="2" meta:paragraph-count="40" meta:word-count="214" meta:character-count="1645" meta:non-whitespace-character-count="1470"/>
    <meta:user-defined meta:name="AppVersion">14.0000</meta:user-defined>
    <meta:user-defined meta:name="Company">Leonar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